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Helvetica" fo:font-size="14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 text:c="2"/>CW &lt;- c(300E6, 60E6)</text:p>
      <text:p text:style-name="P1"><text:s text:c="2"/>CC &lt;- c( 0.8, 0.9 )</text:p>
      <text:p text:style-name="P1"><text:s text:c="2"/>ER &lt;- c( 1.2, 1.5 )</text:p>
      <text:p text:style-name="P1"><text:s text:c="2"/>BO &lt;- c(50E3, 10E3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022.6</meta:generator>
  </office:meta>
</office:document-meta>
</file>